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Heading_20_2"><text:bookmark text:name="_27hok24gozmo"/><text:span text:style-name="T1">@Controller devuelve un html y @RestController devuelve un JSON o si no un String.</text:span></text:p>
      <text:p text:style-name="Standard"><text:span text:style-name="T1">Usando RestController si se puede devolver un JSON.</text:span></text:p>
      <text:p text:style-name="Heading_20_2"><text:bookmark text:name="_oz2s1u598o7h"/><text:span text:style-name="T1">Usando un @Controller también puede devolver un JSON si lo acompañamos de un @ResponseBody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37" meta:character-count="226" meta:non-whitespace-character-count="193"/>
    <meta:generator>LibreOfficeDev/6.0.5.2$Linux_X86_64 LibreOffice_project/</meta:generator>
  </office:meta>
</office:document-meta>
</file>